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2.514cm"/>
    </style:style>
    <style:style style:name="gr2" style:family="graphic" style:parent-style-name="standard">
      <style:graphic-properties draw:textarea-horizontal-align="justify" draw:textarea-vertical-align="middle" draw:auto-grow-height="false" fo:min-height="1.235cm" fo:min-width="1.554cm"/>
    </style:style>
    <style:style style:name="gr3" style:family="graphic" style:parent-style-name="standard">
      <style:graphic-properties draw:textarea-horizontal-align="justify" draw:textarea-vertical-align="middle" draw:auto-grow-height="false" fo:min-height="0.892cm" fo:min-width="0.826cm"/>
    </style:style>
    <style:style style:name="gr4" style:family="graphic" style:parent-style-name="standard">
      <style:graphic-properties draw:textarea-horizontal-align="justify" draw:textarea-vertical-align="middle" draw:auto-grow-height="false" fo:min-height="2.491cm" fo:min-width="1.407cm"/>
    </style:style>
    <style:style style:name="gr5" style:family="graphic" style:parent-style-name="standard">
      <style:graphic-properties draw:textarea-horizontal-align="justify" draw:textarea-vertical-align="middle" draw:auto-grow-height="false" fo:min-height="1.005cm" fo:min-width="2.633cm"/>
    </style:style>
    <style:style style:name="gr6" style:family="graphic" style:parent-style-name="standard">
      <style:graphic-properties draw:textarea-horizontal-align="justify" draw:textarea-vertical-align="middle" draw:auto-grow-height="false" fo:min-height="1.12cm" fo:min-width="0.524cm"/>
    </style:style>
    <style:style style:name="gr7" style:family="graphic" style:parent-style-name="standard">
      <style:graphic-properties draw:textarea-horizontal-align="justify" draw:textarea-vertical-align="middle" draw:auto-grow-height="false" fo:min-height="0.798cm" fo:min-width="2.327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1.08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4.1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1.584cm" fo:min-width="5.906cm"/>
    </style:style>
    <style:style style:name="gr18" style:family="graphic" style:parent-style-name="standard">
      <style:graphic-properties draw:textarea-horizontal-align="justify" draw:textarea-vertical-align="middle" draw:auto-grow-height="false" fo:min-height="1.656cm" fo:min-width="1.469cm"/>
    </style:style>
    <style:style style:name="gr19" style:family="graphic" style:parent-style-name="standard">
      <style:graphic-properties draw:textarea-horizontal-align="justify" draw:textarea-vertical-align="middle" draw:auto-grow-height="false" fo:min-height="1.356cm" fo:min-width="7.329cm"/>
    </style:style>
    <style:style style:name="gr20" style:family="graphic" style:parent-style-name="standard">
      <style:graphic-properties draw:textarea-horizontal-align="justify" draw:textarea-vertical-align="middle" draw:auto-grow-height="false" fo:min-height="1.356cm" fo:min-width="4.662cm"/>
    </style:style>
    <style:style style:name="gr21" style:family="graphic" style:parent-style-name="standard">
      <style:graphic-properties draw:textarea-horizontal-align="justify" draw:textarea-vertical-align="middle" draw:auto-grow-height="false" fo:min-height="1.469cm" fo:min-width="4.6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3.254cm" svg:height="0.799cm" svg:x="8.212cm" svg:y="1.217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3" draw:id="id3" draw:layer="layout" svg:width="3.374cm" svg:height="1.484cm" svg:x="7.882cm" svg:y="7.571cm">
          <text:p text:style-name="P1"><text:span text:style-name="T1">Get pers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" draw:id="id1" draw:layer="layout" svg:width="2.651cm" svg:height="2.283cm" svg:x="7.862cm" svg:y="10.555cm">
          <text:p text:style-name="P1"><text:span text:style-name="T1">Is ho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3.133cm" svg:height="2.74cm" svg:x="7.319cm" svg:y="17.383cm">
          <text:p text:style-name="P1"><text:span text:style-name="T1">Get </text:span></text:p>
          <text:p text:style-name="P1"><text:span text:style-name="T1">paren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2" draw:id="id2" draw:layer="layout" svg:width="3.133cm" svg:height="1.255cm" svg:x="7.621cm" svg:y="13.637cm">
          <text:p text:style-name="P1"><text:span text:style-name="T1">Id 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2.048cm" svg:height="2.739cm" svg:x="8.874cm" svg:y="4.611cm">
          <text:p text:style-name="P1"><text:span text:style-name="T1">Is this&lt;</text:span></text:p>
          <text:p text:style-name="P1"><text:span text:style-name="T1">generation</text:span></text:p>
          <text:p text:style-name="P1"><text:span text:style-name="T1">fou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8" draw:id="id8" draw:layer="layout" svg:width="3.133cm" svg:height="1.484cm" svg:x="1.635cm" svg:y="25.003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xml:id="id6" draw:id="id6" draw:layer="layout" svg:width="3.175cm" svg:height="3.556cm" svg:x="7.307cm" svg:y="21.955cm">
          <text:p text:style-name="P1"><text:span text:style-name="T1">Is this</text:span></text:p>
          <text:p text:style-name="P1"><text:span text:style-name="T1">last </text:span></text:p>
          <text:p text:style-name="P1"><text:span text:style-name="T1">person this</text:span></text:p>
          <text:p text:style-name="P1"><text:span text:style-name="T1"><text:s/></text:span><text:span text:style-name="T1">genera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3" draw:layer="layout" svg:x1="9.188cm" svg:y1="12.838cm" svg:x2="9.188cm" svg:y2="13.637cm" draw:start-shape="id1" draw:start-glue-point="6" draw:end-shape="id2" draw:end-glue-point="4" svg:d="M9188 12838v799" svg:viewBox="0 0 1 800">
          <text:p/>
        </draw:connector>
        <draw:connector draw:style-name="gr9" draw:text-style-name="P3" draw:layer="layout" svg:x1="9.225cm" svg:y1="9.055cm" svg:x2="9.188cm" svg:y2="10.555cm" draw:start-shape="id3" draw:start-glue-point="7" draw:end-shape="id1" draw:end-glue-point="4" svg:d="M9225 9055v750h-37v750" svg:viewBox="0 0 38 1501">
          <text:p/>
        </draw:connector>
        <draw:connector draw:style-name="gr9" draw:text-style-name="P3" draw:layer="layout" svg:x1="9.188cm" svg:y1="14.892cm" svg:x2="9.199cm" svg:y2="17.383cm" draw:start-shape="id2" draw:start-glue-point="6" draw:end-shape="id4" draw:end-glue-point="4" svg:d="M9188 14892v1246h11v1245" svg:viewBox="0 0 12 2492">
          <text:p/>
        </draw:connector>
        <draw:connector draw:style-name="gr9" draw:text-style-name="P3" draw:layer="layout" svg:x1="9.898cm" svg:y1="7.35cm" svg:x2="9.569cm" svg:y2="7.571cm" draw:start-shape="id5" draw:start-glue-point="6" draw:end-shape="id3" draw:end-glue-point="5" svg:d="M9898 7350v111h-329v110" svg:viewBox="0 0 330 222">
          <text:p/>
        </draw:connector>
        <draw:connector draw:style-name="gr9" draw:text-style-name="P3" draw:layer="layout" svg:x1="8.886cm" svg:y1="20.123cm" svg:x2="8.895cm" svg:y2="21.955cm" draw:start-shape="id4" draw:start-glue-point="8" draw:end-shape="id6" draw:end-glue-point="4" svg:d="M8886 20123v917h9v915" svg:viewBox="0 0 10 1833">
          <text:p/>
        </draw:connector>
        <draw:connector draw:style-name="gr9" draw:text-style-name="P3" draw:layer="layout" draw:line-skew="1.911cm" svg:x1="10.482cm" svg:y1="23.733cm" svg:x2="10.133cm" svg:y2="18.753cm" draw:start-shape="id6" draw:end-shape="id4" draw:end-glue-point="9" svg:d="M10482 23733h2412v-4980h-2761" svg:viewBox="0 0 2762 4981">
          <text:p/>
        </draw:connector>
        <draw:custom-shape draw:style-name="gr10" draw:text-style-name="P2" xml:id="id7" draw:id="id7" draw:layer="layout" svg:width="2.667cm" svg:height="1.143cm" svg:x="11.468cm" svg:y="13.828cm">
          <text:p text:style-name="P1"><text:span text:style-name="T1">ID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10.513cm" svg:y1="11.697cm" svg:x2="12.802cm" svg:y2="13.828cm" draw:start-shape="id1" draw:start-glue-point="7" draw:end-shape="id7" draw:end-glue-point="4" svg:d="M10513 11697h2289v2131" svg:viewBox="0 0 2290 2132">
          <text:p/>
        </draw:connector>
        <draw:connector draw:style-name="gr9" draw:text-style-name="P3" draw:layer="layout" svg:x1="12.802cm" svg:y1="14.971cm" svg:x2="9.199cm" svg:y2="17.383cm" draw:start-shape="id7" draw:start-glue-point="6" draw:end-shape="id4" draw:end-glue-point="4" svg:d="M12802 14971v1206h-3603v1206" svg:viewBox="0 0 3604 2413">
          <text:p/>
        </draw:connector>
        <draw:custom-shape draw:style-name="gr11" draw:text-style-name="P2" xml:id="id11" draw:id="id11" draw:layer="layout" svg:width="4.699cm" svg:height="1.143cm" svg:x="7.531cm" svg:y="2.759cm">
          <text:p text:style-name="P1"><text:span text:style-name="T1">Host =true</text:span></text:p>
          <text:p text:style-name="P1"><text:span text:style-name="T1">Generation 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8.874cm" svg:y1="5.981cm" svg:x2="3.202cm" svg:y2="25.003cm" draw:start-shape="id5" draw:start-glue-point="5" draw:end-shape="id8" draw:end-glue-point="4" svg:d="M8874 5981h-5672v19022" svg:viewBox="0 0 5673 19023">
          <text:p/>
        </draw:connector>
        <draw:frame draw:style-name="gr12" draw:text-style-name="P4" draw:layer="layout" svg:width="0.951cm" svg:height="0.762cm" svg:x="6.26cm" svg:y="4.951cm">
          <draw:text-box>
            <text:p><text:span text:style-name="T1">No</text:span></text:p>
          </draw:text-box>
        </draw:frame>
        <draw:frame draw:style-name="gr13" draw:text-style-name="P4" draw:layer="layout" svg:width="0.891cm" svg:height="0.645cm" svg:x="11.315cm" svg:y="10.768cm">
          <draw:text-box>
            <text:p><text:span text:style-name="T1">no</text:span></text:p>
          </draw:text-box>
        </draw:frame>
        <draw:frame draw:style-name="gr14" draw:text-style-name="P4" draw:layer="layout" svg:width="1.052cm" svg:height="0.645cm" svg:x="9.446cm" svg:y="12.774cm">
          <draw:text-box>
            <text:p><text:span text:style-name="T1">yes</text:span></text:p>
          </draw:text-box>
        </draw:frame>
        <draw:frame draw:style-name="gr15" draw:text-style-name="P4" draw:layer="layout" svg:width="0.951cm" svg:height="0.645cm" svg:x="10.679cm" svg:y="23.09cm">
          <draw:text-box>
            <text:p><text:span text:style-name="T1">No</text:span></text:p>
          </draw:text-box>
        </draw:frame>
        <draw:frame draw:style-name="gr14" draw:text-style-name="P4" draw:layer="layout" svg:width="1.052cm" svg:height="0.645cm" svg:x="8.385cm" svg:y="25.619cm">
          <draw:text-box>
            <text:p><text:span text:style-name="T1">yes</text:span></text:p>
          </draw:text-box>
        </draw:frame>
        <draw:connector draw:style-name="gr9" draw:text-style-name="P3" draw:layer="layout" draw:line-skew="0.641cm" svg:x1="8.895cm" svg:y1="25.511cm" svg:x2="17.637cm" svg:y2="20.812cm" draw:start-shape="id6" draw:start-glue-point="6" draw:end-shape="id9" svg:d="M8895 25511v1143h8742v-5842" svg:viewBox="0 0 8743 5843">
          <text:p/>
        </draw:connector>
        <draw:connector draw:style-name="gr9" draw:text-style-name="P3" draw:layer="layout" svg:x1="9.839cm" svg:y1="2.016cm" svg:x2="9.881cm" svg:y2="2.759cm" draw:start-shape="id10" draw:start-glue-point="6" draw:end-shape="id11" draw:end-glue-point="4" svg:d="M9839 2016v371h42v372" svg:viewBox="0 0 43 744">
          <text:p/>
        </draw:connector>
        <draw:connector draw:style-name="gr9" draw:text-style-name="P3" draw:layer="layout" svg:x1="9.881cm" svg:y1="3.902cm" svg:x2="9.898cm" svg:y2="4.611cm" draw:start-shape="id11" draw:start-glue-point="6" draw:end-shape="id5" draw:end-glue-point="4" svg:d="M9881 3902v354h17v355" svg:viewBox="0 0 18 710">
          <text:p/>
        </draw:connector>
        <draw:custom-shape draw:style-name="gr16" draw:text-style-name="P2" xml:id="id9" draw:id="id9" draw:layer="layout" svg:width="3.556cm" svg:height="1.524cm" svg:x="15.859cm" svg:y="19.288cm">
          <text:p text:style-name="P1"><text:span text:style-name="T1">generatio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17.637cm" svg:y1="19.288cm" svg:x2="10.922cm" svg:y2="5.981cm" draw:start-shape="id9" draw:start-glue-point="4" draw:end-shape="id5" draw:end-glue-point="7" svg:d="M17637 19288v-13307h-6715" svg:viewBox="0 0 6716 13308">
          <text:p/>
        </draw:connector>
      </draw:page>
      <draw:page draw:name="page2" draw:style-name="dp1" draw:master-page-name="Default">
        <draw:custom-shape draw:style-name="gr17" draw:text-style-name="P1" xml:id="id12" draw:id="id12" draw:layer="layout" svg:width="6.604cm" svg:height="2.032cm" svg:x="7.096cm" svg:y="1.889cm">
          <text:p text:style-name="P1">person ID,</text:p>
          <text:p text:style-name="P1">number of people,</text:p>
          <text:p text:style-name="P1"><text:s/>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3" draw:id="id13" draw:layer="layout" svg:width="3.937cm" svg:height="3.81cm" svg:x="9.001cm" svg:y="6.461cm">
          <text:p text:style-name="P1">Is this</text:p>
          <text:p text:style-name="P1">The last</text:p>
          <text:p text:style-name="P1">per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14" draw:id="id14" draw:layer="layout" svg:width="8.001cm" svg:height="1.778cm" svg:x="7.096cm" svg:y="11.414cm">
          <text:p text:style-name="P1">Get grandfather + id</text:p>
          <text:p text:style-name="P1">Get Grandmother +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15" draw:id="id15" draw:layer="layout" svg:width="5.334cm" svg:height="1.778cm" svg:x="8.366cm" svg:y="14.589cm">
          <text:p text:style-name="P1">person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0.398cm" svg:y1="3.921cm" svg:x2="10.969cm" svg:y2="6.461cm" draw:start-shape="id12" draw:start-glue-point="2" draw:end-shape="id13" svg:d="M10398 3921v1294h571v1246" svg:viewBox="0 0 572 2541">
          <text:p/>
        </draw:connector>
        <draw:connector draw:style-name="gr9" draw:text-style-name="P5" draw:layer="layout" svg:x1="10.97cm" svg:y1="10.271cm" svg:x2="11.096cm" svg:y2="11.414cm" draw:start-shape="id13" draw:start-glue-point="6" draw:end-shape="id14" svg:d="M10970 10271v572h126v571" svg:viewBox="0 0 127 1144">
          <text:p/>
        </draw:connector>
        <draw:connector draw:style-name="gr9" draw:text-style-name="P5" draw:layer="layout" svg:x1="11.096cm" svg:y1="13.192cm" svg:x2="11.033cm" svg:y2="14.589cm" draw:start-shape="id14" draw:start-glue-point="2" draw:end-shape="id15" draw:end-glue-point="0" svg:d="M11096 13192v699h-63v698" svg:viewBox="0 0 64 1398">
          <text:p/>
        </draw:connector>
        <draw:connector draw:style-name="gr9" draw:text-style-name="P5" draw:layer="layout" draw:line-skew="4.578cm" svg:x1="13.7cm" svg:y1="15.478cm" svg:x2="10.97cm" svg:y2="6.461cm" draw:start-shape="id15" draw:start-glue-point="1" draw:end-shape="id13" draw:end-glue-point="4" svg:d="M13700 15478h5080v-9518h-7810v501" svg:viewBox="0 0 7811 9519">
          <text:p/>
        </draw:connector>
        <draw:connector draw:style-name="gr9" draw:text-style-name="P5" draw:layer="layout" svg:x1="9.001cm" svg:y1="8.366cm" svg:x2="5.445cm" svg:y2="18.907cm" draw:start-shape="id13" draw:start-glue-point="5" draw:end-shape="id16" svg:d="M9001 8366h-3556v10541" svg:viewBox="0 0 3557 10542">
          <text:p/>
        </draw:connector>
        <draw:custom-shape draw:style-name="gr21" draw:text-style-name="P1" xml:id="id16" draw:id="id16" draw:layer="layout" svg:width="5.334cm" svg:height="1.905cm" svg:x="2.778cm" svg:y="18.907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5:27:53.104461128</meta:creation-date>
    <meta:editing-cycles>3</meta:editing-cycles>
    <meta:editing-duration>PT7M34S</meta:editing-duration>
    <dc:date>2018-05-13T19:45:16.484171241</dc:date>
    <meta:generator>LibreOffice/5.4.6.2$Linux_X86_64 LibreOffice_project/40m0$Build-2</meta:generator>
    <meta:document-statistic meta:object-count="39"/>
  </office:meta>
</office:document-meta>
</file>